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42cm"/>
    </style:style>
    <style:style style:name="gr3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none" draw:fill="none" fo:min-height="4.949cm"/>
    </style:style>
    <style:style style:name="gr5" style:family="graphic" style:parent-style-name="standard">
      <style:graphic-properties draw:stroke="none" draw:fill="none" fo:min-height="0.375cm"/>
    </style:style>
    <style:style style:name="gr6" style:family="graphic" style:parent-style-name="standard">
      <style:graphic-properties draw:stroke="none" draw:fill="none" fo:min-height="7.112cm"/>
    </style:style>
    <style:style style:name="gr7" style:family="graphic" style:parent-style-name="standard">
      <style:graphic-properties draw:stroke="none" draw:fill="none" fo:min-height="1.867cm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notes">
      <style:graphic-properties draw:fill-color="#ffffff" fo:min-height="12.322cm"/>
    </style:style>
    <style:style style:name="pr5" style:family="presentation" style:parent-style-name="knowit-template-title">
      <style:graphic-properties draw:auto-grow-height="true" fo:min-height="3.507cm"/>
    </style:style>
    <style:style style:name="pr6" style:family="presentation" style:parent-style-name="knowit-template-outline1">
      <style:graphic-properties fo:min-height="13.61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style:text-autospace="none"/>
    </style:style>
    <style:style style:name="P4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onaco" style:font-family-generic="modern" style:font-pitch="fixed" fo:font-size="29pt" fo:font-weight="bold" style:font-family-asian="CourierNewPS-BoldMT" style:font-family-generic-asian="modern" style:font-size-asian="29pt" style:font-weight-asian="bold" style:font-family-complex="CourierNewPS-BoldMT" style:font-family-generic-complex="modern" style:font-size-complex="16.5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'Courier New'" style:font-family-generic="modern" style:font-pitch="fixed" fo:font-size="29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fo:text-align="center" style:text-autospace="none"/>
      <style:text-properties fo:font-family="'Courier New'" style:font-family-generic="modern" style:font-pitch="fixed" fo:font-size="29pt" style:text-underline-style="none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font-size="22pt" style:font-size-asian="22pt" style:font-size-complex="22pt"/>
    </style:style>
    <style:style style:name="P13" style:family="paragraph">
      <style:paragraph-properties style:text-autospace="none"/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9pt" fo:font-weight="bold" style:font-family-asian="CourierNewPS-BoldMT" style:font-family-generic-asian="modern" style:font-size-asian="29pt" style:font-weight-asian="bold" style:font-family-complex="CourierNewPS-BoldMT" style:font-family-generic-complex="modern" style:font-size-complex="16.5pt" style:font-weight-complex="bold"/>
    </style:style>
    <style:style style:name="T3" style:family="text">
      <style:text-properties fo:color="#4c4c4c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4" style:family="text">
      <style:text-properties fo:color="#000000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5" style:family="text">
      <style:text-properties fo:color="#2300fb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6" style:family="text">
      <style:text-properties fo:color="#8e3e00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7" style:family="text">
      <style:text-properties fo:color="#ff5e5e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8" style:family="text">
      <style:text-properties fo:color="#003e85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9" style:family="text">
      <style:text-properties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0" style:family="text">
      <style:text-properties fo:color="#003e85"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2" style:family="text">
      <style:text-properties fo:color="#2300fb"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3" style:family="text">
      <style:text-properties fo:color="#4c4c4c"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4" style:family="text">
      <style:text-properties fo:color="#8e3e00"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4c4c4c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8" style:family="text">
      <style:text-properties fo:color="#0000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9" style:family="text">
      <style:text-properties fo:color="#2300fb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0" style:family="text">
      <style:text-properties fo:color="#8e3e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1" style:family="text">
      <style:text-properties fo:color="#003e85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2" style:family="text">
      <style:text-properties fo:color="#ff5e5e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3" style:family="text">
      <style:text-properties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4" style:family="text">
      <style:text-properties fo:color="#4c4c4c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5" style:family="text">
      <style:text-properties fo:color="#0000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6" style:family="text">
      <style:text-properties fo:color="#003e85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7" style:family="text">
      <style:text-properties fo:color="#8e3e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8" style:family="text">
      <style:text-properties fo:color="#2300fb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9" style:family="text"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Implicit conver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1T19">
        <office:forms form:automatic-focus="false" form:apply-design-mode="false"/>
        <draw:frame draw:style-name="gr2" draw:text-style-name="P4" draw:layer="layout" svg:width="21.22cm" svg:height="2.807cm" svg:x="2.91cm" svg:y="4.178cm">
          <draw:text-box>
            <text:p text:style-name="P2"><text:span text:style-name="T2">String s = "!em esreveR";</text:span></text:p>
            <text:p text:style-name="P3"><text:span text:style-name="T2">System.out.println(s.reverse());</text:span></text:p>
          </draw:text-box>
        </draw:frame>
        <draw:custom-shape draw:style-name="gr3" draw:text-style-name="P5" draw:layer="layout" svg:width="3.175cm" svg:height="2.841cm" svg:x="11.73cm" svg:y="7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layer="layout" svg:width="25.199cm" svg:height="3.256cm" svg:x="1.4cm" svg:y="0.962cm" presentation:class="title" presentation:user-transformed="true">
          <draw:text-box>
            <text:p>Magic?</text:p>
          </draw:text-box>
        </draw:frame>
        <draw:frame draw:style-name="gr4" draw:text-style-name="P4" draw:layer="layout" svg:width="27.621cm" svg:height="7.383cm" svg:x="1.271cm" svg:y="11.431cm">
          <draw:text-box>
            <text:p text:style-name="P3"><text:span text:style-name="T3">val</text:span><text:span text:style-name="T4"> </text:span><text:span text:style-name="T5">s</text:span><text:span text:style-name="T4">: </text:span><text:span text:style-name="T6">java.lang.String</text:span><text:span text:style-name="T4"> = </text:span><text:span text:style-name="T7">"!em esreveR"</text:span></text:p>
            <text:p text:style-name="P3"><text:span text:style-name="T8">println</text:span><text:span text:style-name="T4">(</text:span><text:span text:style-name="T8">s.reverse</text:span><text:span text:style-name="T4">)</text:span></text:p>
            <text:p text:style-name="P3"><text:span text:style-name="T4"/></text:p>
            <text:p text:style-name="P3"><text:span text:style-name="T9"/></text:p>
            <text:p text:style-name="P2"><text:span text:style-name="T2"/></text:p>
            <text:p text:style-name="P3"><text:span text:style-name="T2">=&gt; Reverse m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gic?</text:p>
          </draw:text-box>
        </draw:frame>
        <draw:frame draw:style-name="gr4" draw:text-style-name="P4" draw:layer="layout" svg:width="27.621cm" svg:height="7.383cm" svg:x="1.27cm" svg:y="11.43cm">
          <draw:text-box>
            <text:p text:style-name="P3"><text:span text:style-name="T3">val</text:span><text:span text:style-name="T4"> </text:span><text:span text:style-name="T5">s</text:span><text:span text:style-name="T4">: </text:span><text:span text:style-name="T6">java.lang.String</text:span><text:span text:style-name="T4"> = </text:span><text:span text:style-name="T7">"!em esreveR"</text:span></text:p>
            <text:p text:style-name="P3"><text:span text:style-name="T8">println</text:span><text:span text:style-name="T4">(</text:span><text:span text:style-name="T8">s.reverse</text:span><text:span text:style-name="T4">)</text:span></text:p>
            <text:p text:style-name="P3"><text:span text:style-name="T10">println</text:span><text:span text:style-name="T11">(</text:span><text:span text:style-name="T10">stringWrapper</text:span><text:span text:style-name="T11">(</text:span><text:span text:style-name="T12">s</text:span><text:span text:style-name="T11">).</text:span><text:span text:style-name="T10">reverse</text:span><text:span text:style-name="T11">)</text:span></text:p>
            <text:p text:style-name="P3"><text:span text:style-name="T11"/></text:p>
            <text:p text:style-name="P2"><text:span text:style-name="T2"/></text:p>
            <text:p text:style-name="P3"><text:span text:style-name="T2">=&gt; Reverse me!</text:span></text:p>
          </draw:text-box>
        </draw:frame>
        <draw:frame draw:style-name="gr2" draw:text-style-name="P4" draw:layer="layout" svg:width="21.22cm" svg:height="2.807cm" svg:x="2.91cm" svg:y="4.178cm">
          <draw:text-box>
            <text:p text:style-name="P2"><text:span text:style-name="T2">String s = "!em esreveR";</text:span></text:p>
            <text:p text:style-name="P3"><text:span text:style-name="T2">System.out.println(s.reverse());</text:span></text:p>
          </draw:text-box>
        </draw:frame>
        <draw:custom-shape draw:style-name="gr3" draw:text-style-name="P5" draw:layer="layout" svg:width="3.175cm" svg:height="2.841cm" svg:x="11.73cm" svg:y="7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gic?</text:p>
          </draw:text-box>
        </draw:frame>
        <draw:frame draw:style-name="gr4" draw:text-style-name="P7" draw:layer="layout" svg:width="27.621cm" svg:height="7.383cm" svg:x="1.277cm" svg:y="11.43cm">
          <draw:text-box>
            <text:p text:style-name="P3"><text:span text:style-name="T3">val</text:span><text:span text:style-name="T4"> </text:span><text:span text:style-name="T5">s</text:span><text:span text:style-name="T4">: </text:span><text:span text:style-name="T6">java.lang.String</text:span><text:span text:style-name="T4"> = </text:span><text:span text:style-name="T7">"!em esreveR"</text:span></text:p>
            <text:p text:style-name="P3"><text:span text:style-name="T8">println</text:span><text:span text:style-name="T4">(</text:span><text:span text:style-name="T8">s.reverse</text:span><text:span text:style-name="T4">)</text:span></text:p>
            <text:p text:style-name="P3"><text:span text:style-name="T10">println</text:span><text:span text:style-name="T11">(</text:span><text:span text:style-name="T10">stringWrapper</text:span><text:span text:style-name="T11">(</text:span><text:span text:style-name="T12">s</text:span><text:span text:style-name="T11">).</text:span><text:span text:style-name="T10">reverse</text:span><text:span text:style-name="T11">)</text:span></text:p>
            <text:p text:style-name="P3"><text:span text:style-name="T10">println</text:span><text:span text:style-name="T11">(</text:span><text:span text:style-name="T13">new</text:span><text:span text:style-name="T11"> </text:span><text:span text:style-name="T9">runtime.</text:span><text:span text:style-name="T11">RichString(s).reverse)</text:span></text:p>
            <text:p text:style-name="P2"><text:span text:style-name="T2"/></text:p>
            <text:p text:style-name="P3"><text:span text:style-name="T2">=&gt; Reverse me!</text:span></text:p>
          </draw:text-box>
        </draw:frame>
        <draw:frame draw:style-name="gr2" draw:text-style-name="P4" draw:layer="layout" svg:width="21.22cm" svg:height="2.807cm" svg:x="2.91cm" svg:y="4.178cm">
          <draw:text-box>
            <text:p text:style-name="P2"><text:span text:style-name="T2">String s = "!em esreveR";</text:span></text:p>
            <text:p text:style-name="P3"><text:span text:style-name="T2">System.out.println(s.reverse());</text:span></text:p>
          </draw:text-box>
        </draw:frame>
        <draw:custom-shape draw:style-name="gr3" draw:text-style-name="P5" draw:layer="layout" svg:width="3.175cm" svg:height="2.841cm" svg:x="11.73cm" svg:y="7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mplicit</text:p>
          </draw:text-box>
        </draw:frame>
        <draw:frame draw:style-name="gr5" draw:text-style-name="P9" draw:layer="layout" svg:width="28cm" svg:height="2.571cm" svg:x="0cm" svg:y="9.525cm">
          <draw:text-box>
            <text:p text:style-name="P8"><text:span text:style-name="T13">implicit</text:span><text:span text:style-name="T11"> </text:span><text:span text:style-name="T13">def</text:span><text:span text:style-name="T11"> </text:span><text:span text:style-name="T10">stringWrapper</text:span><text:span text:style-name="T11">(</text:span><text:span text:style-name="T12">x</text:span><text:span text:style-name="T11">: </text:span><text:span text:style-name="T14">String</text:span><text:span text:style-name="T11">) =</text:span></text:p>
            <text:p text:style-name="P8"><text:span text:style-name="T13">new</text:span><text:span text:style-name="T11"> </text:span><text:span text:style-name="T14">runtime.RichString</text:span><text:span text:style-name="T11">(</text:span><text:span text:style-name="T12">x</text:span><text:span text:style-name="T11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scala.runtime.RichString</text:p>
          </draw:text-box>
        </draw:frame>
        <draw:frame draw:style-name="gr6" draw:text-style-name="P10" draw:layer="layout" svg:width="23.472cm" svg:height="12.551cm" svg:x="3.198cm" svg:y="5.08cm">
          <draw:text-box>
            <text:p><text:span text:style-name="T15">def toArray : Array[Char] </text:span></text:p>
            <text:p><text:span text:style-name="T15">def toBoolean : Boolean </text:span></text:p>
            <text:p><text:span text:style-name="T15">def toByte : Byte </text:span></text:p>
            <text:p><text:span text:style-name="T15">def toDouble : Double </text:span></text:p>
            <text:p><text:span text:style-name="T15">def toFloat : Float </text:span></text:p>
            <text:p><text:span text:style-name="T15">def toInt : Int </text:span></text:p>
            <text:p><text:span text:style-name="T15">def toLong : Long </text:span></text:p>
            <text:p><text:span text:style-name="T15">def toShort : Short</text:span></text:p>
            <text:p><text:span text:style-name="T15">def r : Regex</text:span></text:p>
            <text:p><text:span text:style-name="T15">def lines : Iterator[java.lang.String]</text:span></text:p>
            <text:p><text:span text:style-name="T15">def * (n : Int) : java.lang.String</text:span></text:p>
            <text:p><text:span text:style-name="T1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3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scala.Predef</text:p>
          </draw:text-box>
        </draw:frame>
        <draw:frame presentation:style-name="pr6" draw:text-style-name="P12" draw:layer="layout" svg:width="12.57cm" svg:height="13.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16">A set of implicits</text:span></text:p>
                <text:list>
                  <text:list-item>
                    <text:p text:style-name="P11"><text:span text:style-name="T16">byteWrapper(x: Byte) <text:s text:c="3"/></text:span></text:p>
                  </text:list-item>
                  <text:list-item>
                    <text:p text:style-name="P11"><text:span text:style-name="T16">shortWrapper(x: Short) <text:s/></text:span></text:p>
                  </text:list-item>
                  <text:list-item>
                    <text:p text:style-name="P11"><text:span text:style-name="T16">intWrapper(x: Int) <text:s text:c="5"/></text:span></text:p>
                  </text:list-item>
                  <text:list-item>
                    <text:p text:style-name="P11"><text:span text:style-name="T16">charWrapper(c: Char) <text:s text:c="3"/></text:span></text:p>
                  </text:list-item>
                  <text:list-item>
                    <text:p text:style-name="P11"><text:span text:style-name="T16">longWrapper(x: Long) <text:s text:c="3"/></text:span></text:p>
                  </text:list-item>
                  <text:list-item>
                    <text:p text:style-name="P11"><text:span text:style-name="T16">floatWrapper(x: Float) <text:s/></text:span></text:p>
                  </text:list-item>
                  <text:list-item>
                    <text:p text:style-name="P11"><text:span text:style-name="T16">doubleWrapper(x: Double) <text:s text:c="3"/></text:span></text:p>
                  </text:list-item>
                  <text:list-item>
                    <text:p text:style-name="P11"><text:span text:style-name="T16">booleanWrapper(x: Boolean)</text:span></text:p>
                  </text:list-item>
                  <text:list-item>
                    <text:p text:style-name="P11"><text:span text:style-name="T16">stringWrapper(x: String)</text:span></text:p>
                  </text:list-item>
                  <text:list-item>
                    <text:p text:style-name="P11"><text:span text:style-name="T16">stringBuilderWrapper(x : StringBuilder)</text:span></text:p>
                  </text:list-item>
                  <text:list-item>
                    <text:p text:style-name="P11"><text:span text:style-name="T16">...</text:span></text:p>
                  </text:list-item>
                </text:list>
              </text:list-item>
            </text:list>
          </draw:text-box>
        </draw:frame>
        <draw:frame presentation:style-name="pr6" draw:layer="layout" svg:width="13.629cm" svg:height="13.86cm" svg:x="14.311cm" svg:y="4.914cm" presentation:class="outline" presentation:user-transformed="true">
          <draw:text-box>
            <text:list text:style-name="L2">
              <text:list-item>
                <text:p>Other nice functions</text:p>
                <text:list>
                  <text:list-item>
                    <text:p>println(...)</text:p>
                  </text:list-item>
                  <text:list-item>
                    <text:p>readLine(...)</text:p>
                  </text:list-item>
                  <text:list-item>
                    <text:p>error(...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Map and ArrowAssoc</text:p>
          </draw:text-box>
        </draw:frame>
        <draw:frame draw:style-name="gr5" draw:text-style-name="P13" draw:layer="layout" svg:width="28cm" svg:height="4.656cm" svg:x="2cm" svg:y="5.081cm">
          <draw:text-box>
            <text:p text:style-name="P3"><text:span text:style-name="T17">val</text:span><text:span text:style-name="T18"> </text:span><text:span text:style-name="T19">myMap</text:span><text:span text:style-name="T18">: </text:span><text:span text:style-name="T20">Map</text:span><text:span text:style-name="T18">[</text:span><text:span text:style-name="T20">Int</text:span><text:span text:style-name="T18">, </text:span><text:span text:style-name="T20">String</text:span><text:span text:style-name="T18">] =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1 </text:span><text:span text:style-name="T21">-&gt;</text:span><text:span text:style-name="T18"> </text:span><text:span text:style-name="T22">"one"</text:span><text:span text:style-name="T18">, 2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Map and ArrowAssoc</text:p>
          </draw:text-box>
        </draw:frame>
        <draw:frame draw:style-name="gr5" draw:text-style-name="P13" draw:layer="layout" svg:width="28cm" svg:height="7.299cm" svg:x="2cm" svg:y="5.081cm">
          <draw:text-box>
            <text:p text:style-name="P3"><text:span text:style-name="T17">val</text:span><text:span text:style-name="T18"> </text:span><text:span text:style-name="T19">myMap</text:span><text:span text:style-name="T18">: </text:span><text:span text:style-name="T20">Map</text:span><text:span text:style-name="T18">[</text:span><text:span text:style-name="T20">Int</text:span><text:span text:style-name="T18">, </text:span><text:span text:style-name="T20">String</text:span><text:span text:style-name="T18">] =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1 </text:span><text:span text:style-name="T21">-&gt;</text:span><text:span text:style-name="T18"> </text:span><text:span text:style-name="T22">"one"</text:span><text:span text:style-name="T18">, 2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23"/></text:p>
            <text:p text:style-name="P3"><text:span text:style-name="T18"/></text:p>
            <text:p text:style-name="P3"><text:span text:style-name="T18"/></text:p>
            <text:p text:style-name="P3"><text:span text:style-name="T19"><text:s text:c="2"/></text:span><text:span text:style-name="T19">Map.</text:span><text:span text:style-name="T17">apply</text:span><text:span text:style-name="T18">(</text:span><text:span text:style-name="T20">Tuple2</text:span><text:span text:style-name="T18">(1, </text:span><text:span text:style-name="T22">"one"</text:span><text:span text:style-name="T18">), </text:span><text:span text:style-name="T20">Tuple2</text:span><text:span text:style-name="T18">(2, </text:span><text:span text:style-name="T22">"two"</text:span><text:span text:style-name="T18">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Map and ArrowAssoc</text:p>
          </draw:text-box>
        </draw:frame>
        <draw:frame draw:style-name="gr5" draw:text-style-name="P13" draw:layer="layout" svg:width="28cm" svg:height="7.299cm" svg:x="2cm" svg:y="5.082cm">
          <draw:text-box>
            <text:p text:style-name="P3"><text:span text:style-name="T17">val</text:span><text:span text:style-name="T18"> </text:span><text:span text:style-name="T19">myMap</text:span><text:span text:style-name="T18">: </text:span><text:span text:style-name="T20">Map</text:span><text:span text:style-name="T18">[</text:span><text:span text:style-name="T20">Int</text:span><text:span text:style-name="T18">, </text:span><text:span text:style-name="T20">String</text:span><text:span text:style-name="T18">] =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1 </text:span><text:span text:style-name="T21">-&gt;</text:span><text:span text:style-name="T18"> </text:span><text:span text:style-name="T22">"one"</text:span><text:span text:style-name="T18">, 2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23"/></text:p>
            <text:p text:style-name="P3"><text:span text:style-name="T18"/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(1, </text:span><text:span text:style-name="T22">"one"</text:span><text:span text:style-name="T18">), (2, </text:span><text:span text:style-name="T22">"two"</text:span><text:span text:style-name="T18">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Map and ArrowAssoc</text:p>
          </draw:text-box>
        </draw:frame>
        <draw:frame draw:style-name="gr5" draw:text-style-name="P13" draw:layer="layout" svg:width="28cm" svg:height="7.299cm" svg:x="2cm" svg:y="5.08cm">
          <draw:text-box>
            <text:p text:style-name="P3"><text:span text:style-name="T17">val</text:span><text:span text:style-name="T18"> </text:span><text:span text:style-name="T19">myMap</text:span><text:span text:style-name="T18">: </text:span><text:span text:style-name="T20">Map</text:span><text:span text:style-name="T18">[</text:span><text:span text:style-name="T20">Int</text:span><text:span text:style-name="T18">, </text:span><text:span text:style-name="T20">String</text:span><text:span text:style-name="T18">] =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1 </text:span><text:span text:style-name="T21">-&gt;</text:span><text:span text:style-name="T18"> </text:span><text:span text:style-name="T22">"one"</text:span><text:span text:style-name="T18">, 2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</text:span><text:span text:style-name="T21">any2ArrowAssoc</text:span><text:span text:style-name="T18">(1) </text:span><text:span text:style-name="T21">-&gt;</text:span><text:span text:style-name="T18"> </text:span><text:span text:style-name="T22">"one"</text:span><text:span text:style-name="T18">, </text:span></text:p>
            <text:p text:style-name="P3"><text:span text:style-name="T18"><text:s text:c="6"/></text:span><text:span text:style-name="T21">any2ArrowAssoc</text:span><text:span text:style-name="T18">(2)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(1, </text:span><text:span text:style-name="T22">"one"</text:span><text:span text:style-name="T18">), (2, </text:span><text:span text:style-name="T22">"two"</text:span><text:span text:style-name="T18">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1T19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scala.Predef.ArrowAssoc</text:p>
          </draw:text-box>
        </draw:frame>
        <draw:frame draw:style-name="gr7" draw:text-style-name="P13" draw:layer="layout" svg:width="26.67cm" svg:height="6.418cm" svg:x="1.27cm" svg:y="5.08cm">
          <draw:text-box>
            <text:p text:style-name="P3"><text:span text:style-name="T24">implicit</text:span><text:span text:style-name="T25"> </text:span><text:span text:style-name="T24">def</text:span><text:span text:style-name="T25"> </text:span><text:span text:style-name="T26">any2ArrowAssoc</text:span><text:span text:style-name="T25">[</text:span><text:span text:style-name="T27">A</text:span><text:span text:style-name="T25">](</text:span><text:span text:style-name="T28">x</text:span><text:span text:style-name="T25">: </text:span><text:span text:style-name="T27">A</text:span><text:span text:style-name="T25">): </text:span><text:span text:style-name="T27">ArrowAssoc</text:span><text:span text:style-name="T25">[</text:span><text:span text:style-name="T27">A</text:span><text:span text:style-name="T25">] =</text:span></text:p>
            <text:p text:style-name="P3"><text:span text:style-name="T25"><text:s/></text:span><text:span text:style-name="T24">new</text:span><text:span text:style-name="T25"> </text:span><text:span text:style-name="T27">ArrowAssoc</text:span><text:span text:style-name="T25">(</text:span><text:span text:style-name="T28">x</text:span><text:span text:style-name="T25">)</text:span></text:p>
            <text:p text:style-name="P3"><text:span text:style-name="T25"/></text:p>
            <text:p text:style-name="P3"><text:span text:style-name="T24"/></text:p>
            <text:p text:style-name="P3"><text:span text:style-name="T24">class</text:span><text:span text:style-name="T25"> </text:span><text:span text:style-name="T27">ArrowAssoc</text:span><text:span text:style-name="T25">[</text:span><text:span text:style-name="T27">A</text:span><text:span text:style-name="T25">](</text:span><text:span text:style-name="T28">x</text:span><text:span text:style-name="T25">: </text:span><text:span text:style-name="T27">A</text:span><text:span text:style-name="T25">) {</text:span></text:p>
            <text:p text:style-name="P3"><text:span text:style-name="T25"><text:s text:c="2"/></text:span><text:span text:style-name="T24">def</text:span><text:span text:style-name="T25"> </text:span><text:span text:style-name="T26">-&gt;</text:span><text:span text:style-name="T25"> [</text:span><text:span text:style-name="T27">B</text:span><text:span text:style-name="T25">](</text:span><text:span text:style-name="T28">y</text:span><text:span text:style-name="T25">: </text:span><text:span text:style-name="T27">B</text:span><text:span text:style-name="T25">): </text:span><text:span text:style-name="T27">Tuple2</text:span><text:span text:style-name="T25">[</text:span><text:span text:style-name="T27">A</text:span><text:span text:style-name="T25">, </text:span><text:span text:style-name="T27">B</text:span><text:span text:style-name="T25">] = </text:span><text:span text:style-name="T27">Tuple2</text:span><text:span text:style-name="T25">(</text:span><text:span text:style-name="T28">x</text:span><text:span text:style-name="T25">, </text:span><text:span text:style-name="T28">y</text:span><text:span text:style-name="T25">)</text:span></text:p>
            <text:p text:style-name="P3"><text:span text:style-name="T29">}</text:span></text:p>
          </draw:text-box>
        </draw:frame>
        <draw:frame draw:style-name="gr5" draw:text-style-name="P13" draw:layer="layout" svg:width="26.67cm" svg:height="2.894cm" svg:x="1.27cm" svg:y="13.784cm">
          <draw:text-box>
            <text:p text:style-name="P3"><text:span text:style-name="T17">val</text:span><text:span text:style-name="T18"> </text:span><text:span text:style-name="T19">myMap </text:span><text:span text:style-name="T18">=</text:span><text:span text:style-name="T19"> Map</text:span><text:span text:style-name="T18">(1 </text:span><text:span text:style-name="T21">-&gt;</text:span><text:span text:style-name="T18"> </text:span><text:span text:style-name="T22">"one"</text:span><text:span text:style-name="T18">, 2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3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Implicit rules!</text:p>
          </draw:text-box>
        </draw:frame>
        <draw:frame presentation:style-name="pr6" draw:text-style-name="P1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6">Marking Rule: Only definitions marked implicit are available.</text:span></text:p>
              </text:list-item>
              <text:list-item>
                <text:p><text:span text:style-name="T16">Scope Rule: An inserted implicit conversion must be in scope as a single identifier, or be associated with the source or target type of the conversion.</text:span></text:p>
              </text:list-item>
              <text:list-item>
                <text:p><text:span text:style-name="T16">Non-Ambiguity Rule: An implicit conversion is only inserted if there is no other possible conversion to insert.</text:span></text:p>
              </text:list-item>
              <text:list-item>
                <text:p><text:span text:style-name="T16">One-at-a-time Rule: Only one implicit is tried.</text:span></text:p>
              </text:list-item>
              <text:list-item>
                <text:p><text:span text:style-name="T16">Explicits-First Rule: Whenever code type checks as it is written, no implicits are attempted.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3:11:59</meta:creation-date>
    <meta:editing-duration>PT01H36M20S</meta:editing-duration>
    <meta:editing-cycles>20</meta:editing-cycles>
    <meta:generator>OpenOffice.org/3.0$Unix OpenOffice.org_project/300m9$Build-9358</meta:generator>
    <meta:initial-creator>Fredrik Vraalsen</meta:initial-creator>
    <dc:date>2009-11-28T16:33:07</dc:date>
    <dc:creator>Bjarte S. Karlsen</dc:creator>
    <meta:document-statistic meta:object-count="81"/>
  </office:meta>
</office:document-meta>
</file>